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100000138E0727AC8261645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5.438cm" draw:z-index="0"><draw:image xlink:href="Pictures/10000201000003F100000138E0727AC8261645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8:39:05.773988422</meta:creation-date>
    <dc:date>2017-11-07T08:39:56.986632044</dc:date>
    <meta:editing-duration>PT5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